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2.2945in"/>
    </style:style>
    <style:style style:name="co3" style:family="table-column">
      <style:table-column-properties fo:break-before="auto" style:column-width="2.1583in"/>
    </style:style>
    <style:style style:name="co4" style:family="table-column">
      <style:table-column-properties fo:break-before="auto" style:column-width="1.9764in"/>
    </style:style>
    <style:style style:name="co5" style:family="table-column">
      <style:table-column-properties fo:break-before="auto" style:column-width="2.184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40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4252in" fo:break-before="auto" style:use-optimal-row-height="true"/>
    </style:style>
    <style:style style:name="ro3" style:family="table-row">
      <style:table-row-properties style:row-height="1.5752in" fo:break-before="auto" style:use-optimal-row-height="true"/>
    </style:style>
    <style:style style:name="ro4" style:family="table-row">
      <style:table-row-properties style:row-height="2.0417in" fo:break-before="auto" style:use-optimal-row-height="true"/>
    </style:style>
    <style:style style:name="ro5" style:family="table-row">
      <style:table-row-properties style:row-height="1.8909in" fo:break-before="auto" style:use-optimal-row-height="true"/>
    </style:style>
    <style:style style:name="ro6" style:family="table-row">
      <style:table-row-properties style:row-height="2.1972in" fo:break-before="auto" style:use-optimal-row-height="true"/>
    </style:style>
    <style:style style:name="ro7" style:family="table-row">
      <style:table-row-properties style:row-height="1.7354in" fo:break-before="auto" style:use-optimal-row-height="true"/>
    </style:style>
    <style:style style:name="ro8" style:family="table-row">
      <style:table-row-properties style:row-height="2.0465in" fo:break-before="auto" style:use-optimal-row-height="true"/>
    </style:style>
    <style:style style:name="ro9" style:family="table-row">
      <style:table-row-properties style:row-height="3.7571in" fo:break-before="auto" style:use-optimal-row-height="true"/>
    </style:style>
    <style:style style:name="ro10" style:family="table-row">
      <style:table-row-properties style:row-height="3.44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55308d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808080" style:vertical-align="top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bbe33d" fo:wrap-option="wrap" style:shrink-to-fit="true" style:vertical-align="top"/>
    </style:style>
    <style:style style:name="ce5" style:family="table-cell" style:parent-style-name="Default">
      <style:table-cell-properties fo:background-color="#ffa6a6" fo:wrap-option="wrap" style:shrink-to-fit="true" style:vertical-align="top"/>
      <style:text-properties fo:color="#ff0000"/>
    </style:style>
    <style:style style:name="ce8" style:family="table-cell" style:parent-style-name="Default">
      <style:table-cell-properties fo:wrap-option="wrap" style:vertical-align="top"/>
    </style:style>
    <style:style style:name="ce9" style:family="table-cell" style:parent-style-name="Default">
      <style:table-cell-properties fo:wrap-option="wrap" style:vertical-align="top"/>
      <style:text-properties fo:color="#ff0000"/>
    </style:style>
    <style:style style:name="ce6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2" table:default-cell-style-name="ce8"/>
        <table:table-column table:style-name="co6" table:default-cell-style-name="ce8"/>
        <table:table-column table:style-name="co7" table:default-cell-style-name="ce8"/>
        <table:table-column table:style-name="co6" table:number-columns-repeated="16376" table:default-cell-style-name="ce6"/>
        <table:table-row table:style-name="ro1">
          <table:table-cell table:style-name="ce1" office:value-type="string" calcext:value-type="string">
            <text:p>SEZNAM TESTOVACÍCH PŘÍPADŮ</text:p>
          </table:table-cell>
          <table:table-cell table:style-name="Default" table:number-columns-repeated="16383"/>
        </table:table-row>
        <table:table-row table:style-name="ro1">
          <table:table-cell table:style-name="Default" table:number-columns-repeated="16384"/>
        </table:table-row>
        <table:table-row table:style-name="ro1">
          <table:table-cell table:style-name="ce2" office:value-type="string" calcext:value-type="string">
            <text:p>Název testovacího případu</text:p>
          </table:table-cell>
          <table:table-cell table:style-name="ce2" office:value-type="string" calcext:value-type="string">
            <text:p>Popis – cíl</text:p>
          </table:table-cell>
          <table:table-cell table:style-name="ce2" office:value-type="string" calcext:value-type="string">
            <text:p>Vstupní podmínky</text:p>
          </table:table-cell>
          <table:table-cell table:style-name="ce2" office:value-type="string" calcext:value-type="string">
            <text:p>Kroky testu</text:p>
          </table:table-cell>
          <table:table-cell table:style-name="ce2" office:value-type="string" calcext:value-type="string">
            <text:p>Očekávaný výsledek</text:p>
          </table:table-cell>
          <table:table-cell table:style-name="ce2" office:value-type="string" calcext:value-type="string">
            <text:p>Skutečný výsledek</text:p>
          </table:table-cell>
          <table:table-cell table:style-name="ce2" office:value-type="string" calcext:value-type="string">
            <text:p>Stav</text:p>
          </table:table-cell>
          <table:table-cell table:style-name="ce2" office:value-type="string" calcext:value-type="string">
            <text:p>Poznámky</text:p>
          </table:table-cell>
          <table:table-cell table:style-name="Default" table:number-columns-repeated="16376"/>
        </table:table-row>
        <table:table-row table:style-name="ro1">
          <table:table-cell table:style-name="ce3" office:value-type="string" calcext:value-type="string">
            <text:p>hlavni_menu</text:p>
          </table:table-cell>
          <table:table-cell table:style-name="ce3" table:number-columns-repeated="7"/>
          <table:table-cell table:number-columns-repeated="16376"/>
        </table:table-row>
        <table:table-row table:style-name="ro2">
          <table:table-cell table:style-name="ce4" office:value-type="string" calcext:value-type="string">
            <text:p>Výběr z hlavního menu TC_HM_01</text:p>
          </table:table-cell>
          <table:table-cell office:value-type="string" calcext:value-type="string">
            <text:p>Zjistit, zda se po přidání volby “1” nabídne “Přidat úkol”</text:p>
          </table:table-cell>
          <table:table-cell office:value-type="string" calcext:value-type="string">
            <text:p>Program zobrazuje hlavní menu:</text:p>
            <text:p/>
            <text:p>Správce úkolů - hlavní jmenu</text:p>
            <text:p>1. Přidat nový úkol      </text:p>
            <text:p>2. Zobrazit všechny úkoly</text:p>
            <text:p>3. Odstranit úkol        </text:p>
            <text:p>4. Konec programu        </text:p>
            <text:p>Vyberte možnost (1 – 4):</text:p>
          </table:table-cell>
          <table:table-cell office:value-type="string" calcext:value-type="string">
            <text:p>1. Spuštění programu</text:p>
            <text:p>2. Ověření, že se zobrazuje nabídka voleb s možností zadání volby</text:p>
            <text:p>3. Zadání volby “1” a stisknutí klávesy Enter</text:p>
          </table:table-cell>
          <table:table-cell office:value-type="string" calcext:value-type="string">
            <text:p>Zobrazí se nabídka pro zadání názvu úkolu</text:p>
          </table:table-cell>
          <table:table-cell office:value-type="string" calcext:value-type="string">
            <text:p>Nabídka pro zadání názvu úkolu se zobrazil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věření základní orientace a funkce hlavního menu </text:p>
          </table:table-cell>
          <table:table-cell table:style-name="ce8" table:number-columns-repeated="16376"/>
        </table:table-row>
        <table:table-row table:style-name="ro3">
          <table:table-cell table:style-name="ce4" office:value-type="string" calcext:value-type="string">
            <text:p>Výběr z hlavního menu TC_HM_02</text:p>
          </table:table-cell>
          <table:table-cell office:value-type="string" calcext:value-type="string">
            <text:p>Zjistit, zda se po přidání volby “2” nabídne “Zobrazit všechny úkoly”</text:p>
          </table:table-cell>
          <table:table-cell office:value-type="string" calcext:value-type="string">
            <text:p>Program zobrazuje hlavní menu:</text:p>
            <text:p/>
            <text:p>Správce úkolů - hlavní jmenu</text:p>
            <text:p>1. Přidat nový úkol      </text:p>
            <text:p>2. Zobrazit všechny úkoly</text:p>
            <text:p>3. Odstranit úkol        </text:p>
            <text:p>4. Konec programu        </text:p>
            <text:p>Vyberte možnost (1 – 4):</text:p>
            <text:p/>
            <text:p>Seznam úkolů je prázdný</text:p>
          </table:table-cell>
          <table:table-cell office:value-type="string" calcext:value-type="string">
            <text:p>1. Spuštění programu</text:p>
            <text:p>2. Ověření, že se zobrazuje nabídka voleb s možností zadání volby</text:p>
            <text:p>3. Zadání volby “2” a stisknutí klávesy Enter</text:p>
          </table:table-cell>
          <table:table-cell office:value-type="string" calcext:value-type="string">
            <text:p>Zobrazí se prázdný seznam úkolů a hlavní menu pro možnost dalšího výběru</text:p>
          </table:table-cell>
          <table:table-cell office:value-type="string" calcext:value-type="string">
            <text:p>Zobrazil se prázdný seznam úkolů a nabídka hlavního menu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věření základní orientace a funkce hlavního menu </text:p>
          </table:table-cell>
          <table:table-cell table:number-columns-repeated="16376"/>
        </table:table-row>
        <table:table-row table:style-name="ro3">
          <table:table-cell table:style-name="ce4" office:value-type="string" calcext:value-type="string">
            <text:p>Výběr z hlavního menu TC_HM_03</text:p>
          </table:table-cell>
          <table:table-cell office:value-type="string" calcext:value-type="string">
            <text:p>Zjistit, zda se po přidání volby “3” <text:s/>nabídne “Odstranění úkolu ze seznamu”</text:p>
          </table:table-cell>
          <table:table-cell office:value-type="string" calcext:value-type="string">
            <text:p>Program zobrazuje hlavní menu:</text:p>
            <text:p/>
            <text:p>Správce úkolů - hlavní jmenu</text:p>
            <text:p>1. Přidat nový úkol      </text:p>
            <text:p>2. Zobrazit všechny úkoly</text:p>
            <text:p>3. Odstranit úkol        </text:p>
            <text:p>4. Konec programu        </text:p>
            <text:p>Vyberte možnost (1 – 4):</text:p>
            <text:p/>
            <text:p>Seznam úkolů je prázdný</text:p>
          </table:table-cell>
          <table:table-cell office:value-type="string" calcext:value-type="string">
            <text:p>1. Spuštění programu</text:p>
            <text:p>2. Ověření, že se zobrazuje nabídka voleb s možností zadání volby</text:p>
            <text:p>3. Zadání volby “3” a stisknutí klávesy Enter</text:p>
          </table:table-cell>
          <table:table-cell office:value-type="string" calcext:value-type="string">
            <text:p><text:span text:style-name="T1">Zobrazí se oznámení, že seznam úkolů je prázdný </text:span>a hlavní menu pro možnost dalšího výběru</text:p>
          </table:table-cell>
          <table:table-cell office:value-type="string" calcext:value-type="string">
            <text:p><text:span text:style-name="T1">Zobrazilo se oznámení, že seznam úkolů je  prázdný </text:span>a nabídka hlavního menu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věření základní orientace a funkce hlavního menu </text:p>
          </table:table-cell>
          <table:table-cell table:number-columns-repeated="16376"/>
        </table:table-row>
        <table:table-row table:style-name="ro3">
          <table:table-cell table:style-name="ce4" office:value-type="string" calcext:value-type="string">
            <text:p>Výběr z hlavního menu TC_HM_04</text:p>
          </table:table-cell>
          <table:table-cell office:value-type="string" calcext:value-type="string">
            <text:p>Zjistit, zda se po přidání volby “4” <text:s/>ukončí program</text:p>
          </table:table-cell>
          <table:table-cell office:value-type="string" calcext:value-type="string">
            <text:p>Program zobrazuje hlavní menu:</text:p>
            <text:p/>
            <text:p>Správce úkolů - hlavní jmenu</text:p>
            <text:p>1. Přidat nový úkol      </text:p>
            <text:p>2. Zobrazit všechny úkoly</text:p>
            <text:p>3. Odstranit úkol        </text:p>
            <text:p>4. Konec programu        </text:p>
            <text:p>Vyberte možnost (1 – 4):</text:p>
            <text:p/>
            <text:p>Seznam úkolů je prázdný</text:p>
          </table:table-cell>
          <table:table-cell office:value-type="string" calcext:value-type="string">
            <text:p>1. Spuštění programu</text:p>
            <text:p>2. Ověření, že se zobrazuje nabídka voleb s možností zadání volby</text:p>
            <text:p>3. Zadání volby “4” a stiskuntí klávesy Enter</text:p>
          </table:table-cell>
          <table:table-cell office:value-type="string" calcext:value-type="string">
            <text:p>Zobrazí se “Konec programu” a program se ukončí</text:p>
          </table:table-cell>
          <table:table-cell office:value-type="string" calcext:value-type="string">
            <text:p>Zobrazilo se “Konec programu” a program se ukonč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věření základní orientace a funkce hlavního menu 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ýběr z hlavního menu TC_HM_05</text:p>
          </table:table-cell>
          <table:table-cell table:style-name="ce9" office:value-type="string" calcext:value-type="string">
            <text:p>Zjistit, zda po přidání volby “5” (neexistující nabídka) proběhne chybové hlášení a možnost nové volby</text:p>
          </table:table-cell>
          <table:table-cell office:value-type="string" calcext:value-type="string">
            <text:p>Program zobrazuje hlavní menu:</text:p>
            <text:p/>
            <text:p>Správce úkolů - hlavní jmenu</text:p>
            <text:p>1. Přidat nový úkol      </text:p>
            <text:p>2. Zobrazit všechny úkoly</text:p>
            <text:p>3. Odstranit úkol        </text:p>
            <text:p>4. Konec programu        </text:p>
            <text:p>Vyberte možnost (1 – 4):</text:p>
            <text:p/>
            <text:p>Seznam úkolů je prázdný</text:p>
          </table:table-cell>
          <table:table-cell office:value-type="string" calcext:value-type="string">
            <text:p>1. Spuštění programu</text:p>
            <text:p>2. Ověření, že se zobrazuje nabídka voleb s možností zadání volby</text:p>
            <text:p>3. Zadání volby “5” a stisknutí klávesy Enter</text:p>
          </table:table-cell>
          <table:table-cell office:value-type="string" calcext:value-type="string">
            <text:p>Zobrazí se “Chyná volba, vyberte znovu.” a znovu naběhne nabídka hlavního menu s možností výběru.</text:p>
          </table:table-cell>
          <table:table-cell office:value-type="string" calcext:value-type="string">
            <text:p>Zobrazilo se “Chyná volba, vyberte znovu.” a otevřela se nabídka hlavního menu s možností výběru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věření základní orientace a funkce hlavního menu 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ýběr z hlavního menu TC_HM_06</text:p>
          </table:table-cell>
          <table:table-cell table:style-name="ce9" office:value-type="string" calcext:value-type="string">
            <text:p>Zjistit, zda po přidání volby (neexistující nabídka, textový údaj) proběhne chybové hlášení a možnost nové volby</text:p>
          </table:table-cell>
          <table:table-cell office:value-type="string" calcext:value-type="string">
            <text:p>Program zobrazuje hlavní menu:</text:p>
            <text:p/>
            <text:p>Správce úkolů - hlavní jmenu</text:p>
            <text:p>1. Přidat nový úkol      </text:p>
            <text:p>2. Zobrazit všechny úkoly</text:p>
            <text:p>3. Odstranit úkol        </text:p>
            <text:p>4. Konec programu        </text:p>
            <text:p>Vyberte možnost (1 – 4):</text:p>
            <text:p/>
            <text:p>Seznam úkolů je prázdný</text:p>
          </table:table-cell>
          <table:table-cell office:value-type="string" calcext:value-type="string">
            <text:p>1. Spuštění programu</text:p>
            <text:p>2. Ověření, že se zobrazuje nabídka voleb s možností zadání volby</text:p>
            <text:p>3. Zadání volby “nemožné” a stiskuntí klávesy Enter</text:p>
          </table:table-cell>
          <table:table-cell office:value-type="string" calcext:value-type="string">
            <text:p>Zobrazí se “Chyná volba, vyberte znovu.” a znovu naběhne nabídka hlavního menu s možností výběru.</text:p>
          </table:table-cell>
          <table:table-cell office:value-type="string" calcext:value-type="string">
            <text:p>Zobrazilo se “Chyná volba, vyberte znovu.” a otevřela se nabídka hlavního menu s možností výběru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věření základní orientace a funkce hlavního menu 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ýběr z hlavního menu TC_HM_07</text:p>
          </table:table-cell>
          <table:table-cell table:style-name="ce9" office:value-type="string" calcext:value-type="string">
            <text:p>Zjistit, zda po vyplnění prázdné volby proběhne chybové hlášení a možnost nové volby</text:p>
          </table:table-cell>
          <table:table-cell office:value-type="string" calcext:value-type="string">
            <text:p>Program zobrazuje hlavní menu:</text:p>
            <text:p/>
            <text:p>Správce úkolů - hlavní jmenu</text:p>
            <text:p>1. Přidat nový úkol      </text:p>
            <text:p>2. Zobrazit všechny úkoly</text:p>
            <text:p>3. Odstranit úkol        </text:p>
            <text:p>4. Konec programu        </text:p>
            <text:p>Vyberte možnost (1 – 4):</text:p>
            <text:p/>
            <text:p>Seznam úkolů je prázdný</text:p>
          </table:table-cell>
          <table:table-cell office:value-type="string" calcext:value-type="string">
            <text:p>1. Spuštění programu</text:p>
            <text:p>2. Ověření, že se zobrazuje nabídka voleb s možností zadání volby</text:p>
            <text:p>3. Zadání prázdné volby a stiskuntí klávesy Enter</text:p>
          </table:table-cell>
          <table:table-cell office:value-type="string" calcext:value-type="string">
            <text:p>Zobrazí se “Chyná volba, vyberte znovu.” a znovu naběhne nabídka hlavního menu s možností výběru.</text:p>
          </table:table-cell>
          <table:table-cell office:value-type="string" calcext:value-type="string">
            <text:p>Zobrazilo se “Chyná volba, vyberte znovu.” a otevřela se nabídka hlavního menu s možností výběru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věření základní orientace a funkce hlavního menu 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Výběr z hlavního menu TC_HM_08</text:p>
          </table:table-cell>
          <table:table-cell table:style-name="ce9" office:value-type="string" calcext:value-type="string">
            <text:p>Zjistit, zda po zadání volby s libovolnými znaky proběhne chybové hlášení a možnost nové volby</text:p>
          </table:table-cell>
          <table:table-cell office:value-type="string" calcext:value-type="string">
            <text:p>Program zobrazuje hlavní menu:</text:p>
            <text:p/>
            <text:p>Správce úkolů - hlavní jmenu</text:p>
            <text:p>1. Přidat nový úkol      </text:p>
            <text:p>2. Zobrazit všechny úkoly</text:p>
            <text:p>3. Odstranit úkol        </text:p>
            <text:p>4. Konec programu        </text:p>
            <text:p>Vyberte možnost (1 – 4):</text:p>
            <text:p/>
            <text:p>Seznam úkolů je prázdný</text:p>
          </table:table-cell>
          <table:table-cell office:value-type="string" calcext:value-type="string">
            <text:p>1. Spuštění programu</text:p>
            <text:p>2. Ověření, že se zobrazuje nabídka voleb s možností zadání volby</text:p>
            <text:p>3. Zadání volby ”-.?§!_” a stisknutí klávesy Enter</text:p>
          </table:table-cell>
          <table:table-cell office:value-type="string" calcext:value-type="string">
            <text:p>Zobrazí se “Chyná volba, vyberte znovu.” a znovu naběhne nabídka hlavního menu s možností výběru.</text:p>
          </table:table-cell>
          <table:table-cell office:value-type="string" calcext:value-type="string">
            <text:p>Zobrazilo se “Chyná volba, vyberte znovu.” a otevřela se nabídka hlavního menu s možností výběru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věření základní orientace a funkce hlavního menu 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pridat_ukol</text:p>
          </table:table-cell>
          <table:table-cell table:style-name="ce3" table:number-columns-repeated="7"/>
          <table:table-cell table:style-name="Default" table:number-columns-repeated="16376"/>
        </table:table-row>
        <table:table-row table:style-name="ro4">
          <table:table-cell table:style-name="ce4" office:value-type="string" calcext:value-type="string">
            <text:p>Volba 1. - Přidání úkolu TC_PU_09</text:p>
          </table:table-cell>
          <table:table-cell office:value-type="string" calcext:value-type="string">
            <text:p><text:span text:style-name="T1">Zjistit, zda se pod volbou 1. úspěšně zapíše</text:span> zadaný úkol</text:p>
          </table:table-cell>
          <table:table-cell office:value-type="string" calcext:value-type="string">
            <text:p>Program zobrazuje hlavní menu:</text:p>
            <text:p/>
            <text:p>Správce úkolů - hlavní jmenu</text:p>
            <text:p>1. Přidat nový úkol      </text:p>
            <text:p>2. Zobrazit všechny úkoly</text:p>
            <text:p>3. Odstranit úkol        </text:p>
            <text:p>4. Konec programu        </text:p>
            <text:p>Vyberte možnost (1 – 4):</text:p>
            <text:p/>
            <text:p>Seznam úkolů je prázdný</text:p>
          </table:table-cell>
          <table:table-cell office:value-type="string" calcext:value-type="string">
            <text:p>1. Spuštění programu</text:p>
            <text:p>2. Ověření, že se zobrazuje nabídka voleb s možností zadání volby</text:p>
            <text:p>3. Zadání volby “1” a stisknutí klávesy Enter</text:p>
            <text:p>4. Vyplnění názvu úkolu “úkol 1” a stisknutí klávesy Enter</text:p>
            <text:p>5. Vyplnění popisu úkolu “popis úkolu 1” a stisknutí klávesy Enter</text:p>
          </table:table-cell>
          <table:table-cell office:value-type="string" calcext:value-type="string">
            <text:p>Po vybrání volby 1 se zobrazí “Zadejte název úkolu:”, vyplním název úkolu a stisknu klávesu Enter, zobrazí se “zadejte popis úkolu:”, vyplním popis úkolu a stisknu klávesu Enter, program vypíše “Úkol ‘úkol 1’ byl přidán.” a zobrazí hlavní menu. </text:p>
          </table:table-cell>
          <table:table-cell office:value-type="string" calcext:value-type="string">
            <text:p>Po vybrání volby 1 se zobrazilo “Zadejte název úkolu:”, po vyplnění názvu úkolu a stisknutí klávesy Enter se zobrazila nabídka “Zadejte popis úkolu:”, po vyplnění popisu úkolu a stisknutí klávesy Enter program vypsal “Úkol ‘úkol 1’ byl přidán.” a zobrazil hlavní menu. 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věření funkce volby 1. Přidání úkolu</text:p>
          </table:table-cell>
          <table:table-cell table:number-columns-repeated="16376"/>
        </table:table-row>
        <table:table-row table:style-name="ro5">
          <table:table-cell table:style-name="ce4" office:value-type="string" calcext:value-type="string">
            <text:p>Volba 1. - Přidání úkolu TC_PU_10</text:p>
          </table:table-cell>
          <table:table-cell office:value-type="string" calcext:value-type="string">
            <text:p><text:span text:style-name="T1">Zjistit, zda se pod volbou 1. úspěšně zapíše</text:span> další zadaný úkol</text:p>
          </table:table-cell>
          <table:table-cell office:value-type="string" calcext:value-type="string">
            <text:p>Program zobrazuje hlavní menu:</text:p>
            <text:p/>
            <text:p>Správce úkolů - hlavní jmenu</text:p>
            <text:p>1. Přidat nový úkol      </text:p>
            <text:p>2. Zobrazit všechny úkoly</text:p>
            <text:p>3. Odstranit úkol        </text:p>
            <text:p>4. Konec programu        </text:p>
            <text:p>Vyberte možnost (1 – 4):</text:p>
            <text:p/>
            <text:p>Seznam úkolů obsahuje 1 úkol “úkol 1”</text:p>
          </table:table-cell>
          <table:table-cell office:value-type="string" calcext:value-type="string">
            <text:p><text:span text:style-name="T1">1. Zadání volby “1” v nabídce hlavního menu </text:span> a stisknutí klávesy Enter</text:p>
            <text:p>2. Vyplnění názvu úkolu “úkol 2” a stisknutí klávesy Enter</text:p>
            <text:p>3. Vyplnění popisu úkolu “popis úkolu 2” a stisknutí klávesy Enter</text:p>
          </table:table-cell>
          <table:table-cell office:value-type="string" calcext:value-type="string">
            <text:p>Po vybrání volby 1 se zobrazí “Zadejte název úkolu:”, vyplním název úkolu a stisknu klávesu Enter, zobrazí se “zadejte popis úkolu:”, vyplním popis úkolu a stisknu klávesu Enter, program vypíše “Úkol ‘úkol 2’ byl přidán.” a zobrazí hlavní menu. </text:p>
          </table:table-cell>
          <table:table-cell office:value-type="string" calcext:value-type="string">
            <text:p>Po vybrání volby 1 se zobrazilo “Zadejte název úkolu:”, po vyplnění názvu úkolu a stisknutí klávesy Enter se zobrazila nabídka “Zadejte popis úkolu:”, po vyplnění popisu úkolu a stisknutí klávesy Enter program vypsal “Úkol ‘úkol 2’ byl přidán.” a zobrazil hlavní menu. 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věření funkce volby 1. Přidání úkolu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Volba 1. - Přidání úkolu TC_PU_11</text:p>
          </table:table-cell>
          <table:table-cell office:value-type="string" calcext:value-type="string">
            <text:p>Zjistit, zda se pod volbou 1. nezapíše úkol zadaný s prázdnými údaji</text:p>
          </table:table-cell>
          <table:table-cell office:value-type="string" calcext:value-type="string">
            <text:p>Program zobrazuje hlavní menu:</text:p>
            <text:p/>
            <text:p>Správce úkolů - hlavní jmenu</text:p>
            <text:p>1. Přidat nový úkol      </text:p>
            <text:p>2. Zobrazit všechny úkoly</text:p>
            <text:p>3. Odstranit úkol        </text:p>
            <text:p>4. Konec programu        </text:p>
            <text:p>Vyberte možnost (1 – 4):</text:p>
            <text:p/>
            <text:p>Seznam úkolů obsahuje 2 úkoly</text:p>
          </table:table-cell>
          <table:table-cell office:value-type="string" calcext:value-type="string">
            <text:p>1. V nabídce hlavního menu byla zadána volba “1” a stisknuta klávesa Enter</text:p>
            <text:p>2. Vyplnění názvu úkolu zůstane prázdné a stisknutí klávesy Enter</text:p>
            <text:p>3. Vyplnění popisu úkolu zůstane také prázdné a stisknutí klávesy Enter</text:p>
          </table:table-cell>
          <table:table-cell office:value-type="string" calcext:value-type="string">
            <text:p><text:span text:style-name="T1">Po vybrání volby 1 se zobrazí “Zadejte název úkolu:”, nevyplním název úkolu a stisknu klávesu Enter, zobrazí se “zadejte popis úkolu:”, nevyplním popis úkolu a stisknu klávesu Enter, program nahlásí chybu a umožní zadání nové volby</text:span>. </text:p>
          </table:table-cell>
          <table:table-cell office:value-type="string" calcext:value-type="string">
            <text:p>Po vybrání volby 1 se zobrazilo “Zadejte název úkolu:” a po stisknutí klávesy Enter bez vyplnění údajů se zobrazila výzvy “zadejte popis úkolu:”, po stisknutí klávesy Enter bez vyplnění <text:s/>program vypsal “Chybné údaje, zkuste to znovu.” a vrátil se na nabídku hlavního menu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věření funkce volby 1. Přidání úkolu se zadáním <text:s/>prázdných údajů 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Volba 1. - Přidání úkolu TC_PU_12_01</text:p>
          </table:table-cell>
          <table:table-cell office:value-type="string" calcext:value-type="string">
            <text:p>Zjistit, zda se pod volbou 1. nezapíše úkol zadaný s jedním prázdným údajem</text:p>
          </table:table-cell>
          <table:table-cell office:value-type="string" calcext:value-type="string">
            <text:p>Program zobrazuje hlavní menu:</text:p>
            <text:p/>
            <text:p>Správce úkolů - hlavní jmenu</text:p>
            <text:p>1. Přidat nový úkol      </text:p>
            <text:p>2. Zobrazit všechny úkoly</text:p>
            <text:p>3. Odstranit úkol        </text:p>
            <text:p>4. Konec programu        </text:p>
            <text:p>Vyberte možnost (1 – 4):</text:p>
            <text:p/>
            <text:p>Seznam úkolů obsahuje 2 úkoly</text:p>
          </table:table-cell>
          <table:table-cell office:value-type="string" calcext:value-type="string">
            <text:p><text:span text:style-name="T1">1.  Zadání volby “1” v</text:span> nabídce hlavního menu a stisknutí klávesy Enter</text:p>
            <text:p>2. Vyplnění názvu úkolu s údajem “úkol 3” a stisknutí klávesy Enter</text:p>
            <text:p>3. Vyplnění popisu úkolu zůstane prázdné a stisknutí klávesy Enter</text:p>
          </table:table-cell>
          <table:table-cell office:value-type="string" calcext:value-type="string">
            <text:p><text:span text:style-name="T1">Po vybrání volby 1 se zobrazí “Zadejte název úkolu:”, vyplním název úkolu a stisknu klávesu Enter, zobrazí se “zadejte popis úkolu:”, nevyplním popis úkolu a stisknu klávesu Enter, program nahlásí chybu a umožní zadání nové volby</text:span>. </text:p>
          </table:table-cell>
          <table:table-cell office:value-type="string" calcext:value-type="string">
            <text:p>Po vybrání volby 1 se zobrazilo “Zadejte název úkolu:”, údaj byl vyplněn a po stisknutí klávesy Enter se zobrazila výzva “Zadejte popis úkolu:”, po stisknutí klávesy Enter bez vyplnění <text:s/>program vypsal “Chybné údaje, zkuste to znovu.” a vrátil se na nabídku hlavního menu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věření funkce volby 1. Přidání úkolu se zadáním <text:s/>neúplných údajů 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Volba 1. – Přidání úkolu TC_PU_12_02</text:p>
          </table:table-cell>
          <table:table-cell office:value-type="string" calcext:value-type="string">
            <text:p>Zjistit, zda se pod volbou 1. nezapíše úkol zadaný s jedním prázdným údajem</text:p>
          </table:table-cell>
          <table:table-cell office:value-type="string" calcext:value-type="string">
            <text:p>Program zobrazuje hlavní menu:</text:p>
            <text:p/>
            <text:p>Správce úkolů - hlavní jmenu</text:p>
            <text:p>1. Přidat nový úkol      </text:p>
            <text:p>2. Zobrazit všechny úkoly</text:p>
            <text:p>3. Odstranit úkol        </text:p>
            <text:p>4. Konec programu        </text:p>
            <text:p>Vyberte možnost (1 – 4):</text:p>
            <text:p/>
            <text:p>Seznam úkolů obsahuje 2 úkoly</text:p>
          </table:table-cell>
          <table:table-cell office:value-type="string" calcext:value-type="string">
            <text:p><text:span text:style-name="T1">1. Zadání volby “1”  v</text:span> nabídce hlavního menu a stisknutí klávesy Enter</text:p>
            <text:p>2. Vyplnění názvu úkolu zůstane prázdné a stisknutí klávesy Enter</text:p>
            <text:p>3. Vyplnění popisu úkolu údajem “popis úkolu 3” a stisknutí klávesy Enter</text:p>
          </table:table-cell>
          <table:table-cell office:value-type="string" calcext:value-type="string">
            <text:p><text:span text:style-name="T1">Po vybrání volby 1 se zobrazí “Zadejte název úkolu:”, nevyplním název úkolu a stisknu klávesu Enter, zobrazí se “zadejte popis úkolu:”, vyplním popis úkolu a stisknu klávesu Enter, program nahlásí chybu a umožní zadání nové volby</text:span>. </text:p>
          </table:table-cell>
          <table:table-cell office:value-type="string" calcext:value-type="string">
            <text:p>Po vybrání volby 1 se zobrazilo “Zadejte název úkolu:”, po stisknutí klávesy Enter bez vyplnění se zobrazila výzva “Zadejte popis úkolu:”, povyplnění popisu úkolu a stisknutí klávesy Enter <text:s/>program vypsal “Chybné údaje, zkuste to znovu.” a vrátil se na nabídku hlavního menu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věření funkce volby 1. Přidání úkolu se zadáním <text:s/>neúplných údajů 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zobrazit_ukoly</text:p>
          </table:table-cell>
          <table:table-cell table:style-name="ce3" table:number-columns-repeated="7"/>
          <table:table-cell table:style-name="Default" table:number-columns-repeated="16376"/>
        </table:table-row>
        <table:table-row table:style-name="ro5">
          <table:table-cell table:style-name="ce4" office:value-type="string" calcext:value-type="string">
            <text:p>Volba 2. – Zobrazení všech úkolu TC_ZU_09</text:p>
          </table:table-cell>
          <table:table-cell office:value-type="string" calcext:value-type="string">
            <text:p><text:span text:style-name="T1">Zjistit, zda se po TC_PU_09 úspěšně zapsal</text:span> zadaný úkol a jeho zobrazení</text:p>
          </table:table-cell>
          <table:table-cell office:value-type="string" calcext:value-type="string">
            <text:p>Program zobrazuje hlavní menu:</text:p>
            <text:p/>
            <text:p>Správce úkolů - hlavní jmenu</text:p>
            <text:p>1. Přidat nový úkol      </text:p>
            <text:p>2. Zobrazit všechny úkoly</text:p>
            <text:p>3. Odstranit úkol        </text:p>
            <text:p>4. Konec programu        </text:p>
            <text:p>Vyberte možnost (1 – 4):</text:p>
            <text:p/>
            <text:p>Seznam úkolů obsahuje 1 úkol “úkol 1”</text:p>
          </table:table-cell>
          <table:table-cell office:value-type="string" calcext:value-type="string">
            <text:p><text:span text:style-name="T1">Zadání volby “2” v</text:span> nabídce hlavního menu a stisknutí klávesy Enter</text:p>
          </table:table-cell>
          <table:table-cell office:value-type="string" calcext:value-type="string">
            <text:p>Zobrazí se:</text:p>
            <text:p/>
            <text:p><text:span text:style-name="T2">Seznam úkolů:</text:span></text:p>
            <text:p><text:span text:style-name="T2">1. úkol 1 - popis úkolu 1</text:span></text:p>
            <text:p/>
            <text:p>a nabídka hlavního menu</text:p>
          </table:table-cell>
          <table:table-cell office:value-type="string" calcext:value-type="string">
            <text:p>Zobrazilo se:</text:p>
            <text:p/>
            <text:p><text:span text:style-name="T2">Seznam úkolů:</text:span></text:p>
            <text:p><text:span text:style-name="T2">1. úkol 1 - popis úkolu 1</text:span></text:p>
            <text:p/>
            <text:p>a kompletní nabídka hlavního menu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věření úspěšného průběhu <text:s/>volby 1. Přidání úkolu <text:s/>a volby 2. Zobrazení všech úkolů – Seznamu úkolů</text:p>
          </table:table-cell>
          <table:table-cell table:number-columns-repeated="16376"/>
        </table:table-row>
        <table:table-row table:style-name="ro7">
          <table:table-cell table:style-name="ce4" office:value-type="string" calcext:value-type="string">
            <text:p>Volba 2. – Zobrazení všech úkolu TC_ZU_10</text:p>
          </table:table-cell>
          <table:table-cell office:value-type="string" calcext:value-type="string">
            <text:p><text:span text:style-name="T1">Zjistit, zda se po TC_PU_10 úspěšně zapsal druhý</text:span> zadaný úkol a zobrazení celého seznamu</text:p>
          </table:table-cell>
          <table:table-cell office:value-type="string" calcext:value-type="string">
            <text:p>Program zobrazuje hlavní menu:</text:p>
            <text:p/>
            <text:p>Správce úkolů - hlavní jmenu</text:p>
            <text:p>1. Přidat nový úkol      </text:p>
            <text:p>2. Zobrazit všechny úkoly</text:p>
            <text:p>3. Odstranit úkol        </text:p>
            <text:p>4. Konec programu        </text:p>
            <text:p>Vyberte možnost (1 – 4):</text:p>
            <text:p/>
            <text:p>Seznam úkolů obsahuje 2 úkoly</text:p>
          </table:table-cell>
          <table:table-cell office:value-type="string" calcext:value-type="string">
            <text:p><text:span text:style-name="T1">Zadání volby “2”  v</text:span> nabídce hlavního menu a stisknutí klávesy Enter</text:p>
          </table:table-cell>
          <table:table-cell office:value-type="string" calcext:value-type="string">
            <text:p>Zobrazí se:</text:p>
            <text:p/>
            <text:p><text:span text:style-name="T2">Seznam úkolů:</text:span></text:p>
            <text:p><text:span text:style-name="T2">1. úkol 1 - popis úkolu 1</text:span></text:p>
            <text:p><text:span text:style-name="T2">2. úkol 2 – popis úkolu 2</text:span></text:p>
            <text:p/>
            <text:p>a nabídka hlavního menu</text:p>
          </table:table-cell>
          <table:table-cell office:value-type="string" calcext:value-type="string">
            <text:p>Zobrazilo se:</text:p>
            <text:p/>
            <text:p><text:span text:style-name="T2">Seznam úkolů:</text:span></text:p>
            <text:p><text:span text:style-name="T2">1. úkol 1 - popis úkolu 1</text:span></text:p>
            <text:p><text:span text:style-name="T2">2. úkol 2 – popis úkolu 2</text:span></text:p>
            <text:p/>
            <text:p>a kompletní nabídka hlavního menu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věření úspěšného průběhu <text:s/>volby 1. Přidání úkolu <text:s/>a volby 2. Zobrazení všech úkolů – Seznamu úkolů</text:p>
          </table:table-cell>
          <table:table-cell table:number-columns-repeated="16376"/>
        </table:table-row>
        <table:table-row table:style-name="ro8">
          <table:table-cell office:value-type="string" calcext:value-type="string">
            <text:p>Volba 2. – Zobrazení všech úkolu TC_ZU_11</text:p>
          </table:table-cell>
          <table:table-cell office:value-type="string" calcext:value-type="string">
            <text:p><text:span text:style-name="T1">Zjistit, zda se po TC_PU_11 nezapsal chybné údaje </text:span>a zobrazení celého seznamu</text:p>
          </table:table-cell>
          <table:table-cell office:value-type="string" calcext:value-type="string">
            <text:p>Program zobrazuje hlavní menu:</text:p>
            <text:p/>
            <text:p>Správce úkolů - hlavní jmenu</text:p>
            <text:p>1. Přidat nový úkol      </text:p>
            <text:p>2. Zobrazit všechny úkoly</text:p>
            <text:p>3. Odstranit úkol        </text:p>
            <text:p>4. Konec programu        </text:p>
            <text:p>Vyberte možnost (1 – 4):</text:p>
            <text:p/>
            <text:p>Seznam úkolů obsahuje 2 úkoly</text:p>
            <text:p>a jeden pokus o přidání úkolu bez hodnot</text:p>
          </table:table-cell>
          <table:table-cell office:value-type="string" calcext:value-type="string">
            <text:p><text:span text:style-name="T1">Zadání volby “2” v</text:span> nabídce hlavního menu a stisknutí klávesy Enter</text:p>
          </table:table-cell>
          <table:table-cell office:value-type="string" calcext:value-type="string">
            <text:p>Zobrazí se:</text:p>
            <text:p/>
            <text:p><text:span text:style-name="T2">Seznam úkolů:</text:span></text:p>
            <text:p><text:span text:style-name="T2">1. úkol 1 - popis úkolu 1</text:span></text:p>
            <text:p><text:span text:style-name="T2">2. úkol 2 – popis úkolu 2</text:span></text:p>
            <text:p/>
            <text:p>a nabídka hlavního menu</text:p>
          </table:table-cell>
          <table:table-cell office:value-type="string" calcext:value-type="string">
            <text:p>Zobrazilo se:</text:p>
            <text:p/>
            <text:p><text:span text:style-name="T2">Seznam úkolů:</text:span></text:p>
            <text:p><text:span text:style-name="T2">1. úkol 1 - popis úkolu 1</text:span></text:p>
            <text:p><text:span text:style-name="T2">2. úkol 2 – popis úkolu 2</text:span></text:p>
            <text:p/>
            <text:p>a kompletní nabídka hlavního menu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věření úspěšného průběhu <text:s/>volby 1. Přidání úkolu <text:s/>a volby 2. Zobrazení všech úkolů – Seznamu úkolů, ověření, že negativní vstupy neprošly</text:p>
          </table:table-cell>
          <table:table-cell table:number-columns-repeated="16376"/>
        </table:table-row>
        <table:table-row table:style-name="ro8">
          <table:table-cell office:value-type="string" calcext:value-type="string">
            <text:p>Volba 2. – Zobrazení všech úkolu TC_ZU_12</text:p>
          </table:table-cell>
          <table:table-cell office:value-type="string" calcext:value-type="string">
            <text:p><text:span text:style-name="T1">Zjistit, zda se po TC_PU_11 nezapsal chybné údaje </text:span>a zobrazení celého seznamu</text:p>
          </table:table-cell>
          <table:table-cell office:value-type="string" calcext:value-type="string">
            <text:p>Program zobrazuje hlavní menu:</text:p>
            <text:p/>
            <text:p>Správce úkolů - hlavní jmenu</text:p>
            <text:p>1. Přidat nový úkol      </text:p>
            <text:p>2. Zobrazit všechny úkoly</text:p>
            <text:p>3. Odstranit úkol        </text:p>
            <text:p>4. Konec programu        </text:p>
            <text:p>Vyberte možnost (1 – 4):</text:p>
            <text:p/>
            <text:p>Seznam úkolů obsahuje 2 úkoly</text:p>
            <text:p>a dalčí pokus o přidání úkolu s chybnými hodnotami</text:p>
          </table:table-cell>
          <table:table-cell office:value-type="string" calcext:value-type="string">
            <text:p><text:span text:style-name="T1">Zadání volby “2”  v</text:span> nabídce hlavního menu a stisknutí klávesy Enter</text:p>
          </table:table-cell>
          <table:table-cell office:value-type="string" calcext:value-type="string">
            <text:p>Zobrazí se:</text:p>
            <text:p/>
            <text:p><text:span text:style-name="T2">Seznam úkolů:</text:span></text:p>
            <text:p><text:span text:style-name="T2">1. úkol 1 - popis úkolu 1</text:span></text:p>
            <text:p><text:span text:style-name="T2">2. úkol 2 – popis úkolu 2</text:span></text:p>
            <text:p/>
            <text:p>a nabídka hlavního menu</text:p>
          </table:table-cell>
          <table:table-cell office:value-type="string" calcext:value-type="string">
            <text:p>Zobrazilo se:</text:p>
            <text:p/>
            <text:p><text:span text:style-name="T2">Seznam úkolů:</text:span></text:p>
            <text:p><text:span text:style-name="T2">1. úkol 1 - popis úkolu 1</text:span></text:p>
            <text:p><text:span text:style-name="T2">2. úkol 2 – popis úkolu 2</text:span></text:p>
            <text:p/>
            <text:p>a kompletní nabídka hlavního menu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věření úspěšného průběhu <text:s/>volby 1. Přidání úkolu <text:s/>a volby 2. Zobrazení všech úkolů – Seznamu úkolů, ověření, že negativní vstupy neprošly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odstranit_ukol</text:p>
          </table:table-cell>
          <table:table-cell table:style-name="ce3" table:number-columns-repeated="7"/>
          <table:table-cell table:style-name="Default" table:number-columns-repeated="16376"/>
        </table:table-row>
        <table:table-row table:style-name="ro9">
          <table:table-cell table:style-name="ce4" office:value-type="string" calcext:value-type="string">
            <text:p>Volba 3. – Odstranění vybraného úkolu TC_OU_13</text:p>
          </table:table-cell>
          <table:table-cell office:value-type="string" calcext:value-type="string">
            <text:p>Zjistit, zda se při zadání správných údajů smaže požadovaný úkol</text:p>
          </table:table-cell>
          <table:table-cell office:value-type="string" calcext:value-type="string">
            <text:p>Program zobrazuje hlavní menu:</text:p>
            <text:p/>
            <text:p>Správce úkolů - hlavní jmenu</text:p>
            <text:p>1. Přidat nový úkol      </text:p>
            <text:p>2. Zobrazit všechny úkoly</text:p>
            <text:p>3. Odstranit úkol        </text:p>
            <text:p>4. Konec programu        </text:p>
            <text:p>Vyberte možnost (1 – 4):</text:p>
            <text:p/>
            <text:p>Seznam úkolů obsahuje 2 úkoly</text:p>
          </table:table-cell>
          <table:table-cell office:value-type="string" calcext:value-type="string">
            <text:p>1. Zadání volby “3” v nabídce hlavního menu a stisknutí klávesy Enter;</text:p>
            <text:p>2. Zadání “1” pro smazání úkolu 1. z nabídky úkolů, který bude následne smazán, stisknutí klávesy Enter;</text:p>
            <text:p>3. Kontrola seznamu úkolů vybráním volby 2 z hlavní nabídky</text:p>
          </table:table-cell>
          <table:table-cell office:value-type="string" calcext:value-type="string">
            <text:p>Po vybrání volby “3” se zobrazí: </text:p>
            <text:p/>
            <text:p><text:span text:style-name="T2">Seznam úkolů:</text:span></text:p>
            <text:p><text:span text:style-name="T2">1. úkol 1 - popis úkolu 1</text:span></text:p>
            <text:p><text:span text:style-name="T2">2. úkol 2 - popis úkolu 2</text:span></text:p>
            <text:p><text:span text:style-name="T2">Zadejte číslo úkolu, který chcete odstranit:</text:span></text:p>
            <text:p><text:span text:style-name="T2"/></text:p>
            <text:p><text:span text:style-name="T3">Zadání “1” pro </text:span> odstranění úkolu 1, zobrazí se:</text:p>
            <text:p/>
            <text:p><text:span text:style-name="T2">Úkol 'úkol 1' byl odstraněn.</text:span></text:p>
            <text:p/>
            <text:p>a nabídka hlavního menu.</text:p>
            <text:p/>
            <text:p>Po zadání volby “2” se zobrazí:</text:p>
            <text:p><text:span text:style-name="T2"/></text:p>
            <text:p><text:span text:style-name="T2">Seznam úkolů:</text:span></text:p>
            <text:p><text:span text:style-name="T2">1. úkol 2 - popis úkolu 2</text:span></text:p>
            <text:p/>
            <text:p>a nabídka hlavního menu.</text:p>
            <text:p/>
          </table:table-cell>
          <table:table-cell office:value-type="string" calcext:value-type="string">
            <text:p>Po vybrání volby “3” se zobrazilo: </text:p>
            <text:p/>
            <text:p><text:span text:style-name="T2">Seznam úkolů:</text:span></text:p>
            <text:p><text:span text:style-name="T2">1. úkol 1 - popis úkolu 1</text:span></text:p>
            <text:p><text:span text:style-name="T2">2. úkol 2 - popis úkolu 2</text:span></text:p>
            <text:p><text:span text:style-name="T2">Zadejte číslo úkolu, který chcete odstranit:</text:span></text:p>
            <text:p><text:span text:style-name="T2"/></text:p>
            <text:p><text:span text:style-name="T3">Po zadání “1” pro </text:span> odstranění úkolu 1, se zobrazilo:</text:p>
            <text:p/>
            <text:p><text:span text:style-name="T2">Úkol 'úkol 1' byl odstraněn.</text:span></text:p>
            <text:p/>
            <text:p>a nabídka hlavního menu.</text:p>
            <text:p/>
            <text:p>Po zadání volby “2” se zobrazilo:</text:p>
            <text:p><text:span text:style-name="T2"/></text:p>
            <text:p><text:span text:style-name="T2">Seznam úkolů:</text:span></text:p>
            <text:p><text:span text:style-name="T2">1. úkol 2 - popis úkolu 2</text:span></text:p>
            <text:p/>
            <text:p>a nabídka hlavního menu.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věření odstranění úkolu ze seznamu úkolů</text:p>
          </table:table-cell>
          <table:table-cell table:number-columns-repeated="16376"/>
        </table:table-row>
        <table:table-row table:style-name="ro10">
          <table:table-cell office:value-type="string" calcext:value-type="string">
            <text:p>Volba 3. – Odstranění neexistujícího úkolu TC_OU_14</text:p>
          </table:table-cell>
          <table:table-cell office:value-type="string" calcext:value-type="string">
            <text:p>Zjistit, zda nebude možné smazat neexistující úkol</text:p>
          </table:table-cell>
          <table:table-cell office:value-type="string" calcext:value-type="string">
            <text:p>Program zobrazuje hlavní menu:</text:p>
            <text:p/>
            <text:p>Správce úkolů - hlavní jmenu</text:p>
            <text:p>1. Přidat nový úkol      </text:p>
            <text:p>2. Zobrazit všechny úkoly</text:p>
            <text:p>3. Odstranit úkol        </text:p>
            <text:p>4. Konec programu        </text:p>
            <text:p>Vyberte možnost (1 – 4):</text:p>
            <text:p/>
            <text:p>Seznam úkolů obsahuje 1 úkol</text:p>
          </table:table-cell>
          <table:table-cell office:value-type="string" calcext:value-type="string">
            <text:p>1. Zadání volby “3” v nabídce hlavního menu a stisknutí klávesy Enter;</text:p>
            <text:p>2. Zadání “5” pro smazání neexistujícího úkolu, stisknutí klávesy Enter;</text:p>
            <text:p>3. Kontrola seznamu úkolů vybráním volby 2 z hlavní nabídky</text:p>
          </table:table-cell>
          <table:table-cell office:value-type="string" calcext:value-type="string">
            <text:p>Po vybrání volby “3” se zobrazí: </text:p>
            <text:p/>
            <text:p><text:span text:style-name="T2">Seznam úkolů:</text:span></text:p>
            <text:p><text:span text:style-name="T2">1. úkol 2 - popis úkolu 2</text:span></text:p>
            <text:p><text:span text:style-name="T2">Zadejte číslo úkolu, který chcete odstranit:</text:span></text:p>
            <text:p><text:span text:style-name="T2"/></text:p>
            <text:p><text:span text:style-name="T3">Zadání “5”</text:span>, zobrazí se:</text:p>
            <text:p/>
            <text:p><text:span text:style-name="T2">Úkol není na seznamu.</text:span></text:p>
            <text:p/>
            <text:p>a nabídka hlavního menu.</text:p>
            <text:p/>
            <text:p>Po zadání volby “2” se zobrazí:</text:p>
            <text:p><text:span text:style-name="T2"/></text:p>
            <text:p><text:span text:style-name="T2">Seznam úkolů:</text:span></text:p>
            <text:p><text:span text:style-name="T2">1. úkol 2 - popis úkolu 2</text:span></text:p>
            <text:p/>
            <text:p>a nabídka hlavního menu.</text:p>
            <text:p/>
          </table:table-cell>
          <table:table-cell office:value-type="string" calcext:value-type="string">
            <text:p>Po vybrání volby “3” se zobrazilo: </text:p>
            <text:p/>
            <text:p><text:span text:style-name="T2">Seznam úkolů:</text:span></text:p>
            <text:p><text:span text:style-name="T2">1. úkol 2 - popis úkolu 2</text:span></text:p>
            <text:p><text:span text:style-name="T2">Zadejte číslo úkolu, který chcete odstranit:</text:span></text:p>
            <text:p><text:span text:style-name="T2"/></text:p>
            <text:p><text:span text:style-name="T3">Zadání “5”</text:span>, zobrazilo se:</text:p>
            <text:p/>
            <text:p><text:span text:style-name="T2">Úkol není na seznamu.</text:span></text:p>
            <text:p/>
            <text:p>a nabídka hlavního menu.</text:p>
            <text:p/>
            <text:p>Po zadání volby “2” se zobrazilo:</text:p>
            <text:p><text:span text:style-name="T2"/></text:p>
            <text:p><text:span text:style-name="T2">Seznam úkolů:</text:span></text:p>
            <text:p><text:span text:style-name="T2">1. úkol 2 - popis úkolu 2</text:span></text:p>
            <text:p/>
            <text:p>a nabídka hlavního menu.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věření, zda odstranění neexistujícícho úkolu nahlásí chybu a nabídne další volbu</text:p>
          </table:table-cell>
          <table:table-cell table:style-name="Default" table:number-columns-repeated="16376"/>
        </table:table-row>
        <table:table-row table:style-name="ro7">
          <table:table-cell office:value-type="string" calcext:value-type="string">
            <text:p>Volba 3. – Odstranění neexistujícího úkolu TC_OU_15</text:p>
          </table:table-cell>
          <table:table-cell office:value-type="string" calcext:value-type="string">
            <text:p>Zjistit, zda jde mazat <text:s/>úkol z prázdného seznamu</text:p>
          </table:table-cell>
          <table:table-cell office:value-type="string" calcext:value-type="string">
            <text:p>Program zobrazuje hlavní menu:</text:p>
            <text:p/>
            <text:p>Správce úkolů - hlavní jmenu</text:p>
            <text:p>1. Přidat nový úkol      </text:p>
            <text:p>2. Zobrazit všechny úkoly</text:p>
            <text:p>3. Odstranit úkol        </text:p>
            <text:p>4. Konec programu        </text:p>
            <text:p>Vyberte možnost (1 – 4):</text:p>
            <text:p/>
            <text:p>Seznam úkolů je prázdný</text:p>
          </table:table-cell>
          <table:table-cell office:value-type="string" calcext:value-type="string">
            <text:p>1. Zadání volby “3” v nabídce hlavního menu a stisknutí klávesy Enter;</text:p>
            <text:p>2. Pokusit se odstranit úkol z prázdného seznamu</text:p>
          </table:table-cell>
          <table:table-cell office:value-type="string" calcext:value-type="string">
            <text:p>Po vybrání volby “3” se zobrazí: </text:p>
            <text:p/>
            <text:p><text:span text:style-name="T2">Seznam úkolů je prázdný.</text:span></text:p>
            <text:p><text:span text:style-name="T2"/></text:p>
            <text:p>a nabídka hlavního menu.</text:p>
            <text:p/>
            <text:p>Program neumožňuje smazání úkolu.</text:p>
          </table:table-cell>
          <table:table-cell office:value-type="string" calcext:value-type="string">
            <text:p>Po vybrání volby “3” se zobrazilo: </text:p>
            <text:p/>
            <text:p><text:span text:style-name="T2">Seznam úkolů je prázdný.</text:span></text:p>
            <text:p><text:span text:style-name="T2"/></text:p>
            <text:p>a nabídka hlavního menu.</text:p>
            <text:p/>
            <text:p>Program neumožnil smazání úkolu.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věření, zda odstranění neexistujícícho úkolu nahlásí chybu a nabídne další volbu</text:p>
          </table:table-cell>
          <table:table-cell table:style-name="Default" table:number-columns-repeated="16376"/>
        </table:table-row>
        <table:table-row table:style-name="ro9">
          <table:table-cell office:value-type="string" calcext:value-type="string">
            <text:p>Volba 3. – Odstranění neexistujícího úkolu TC_OU_16</text:p>
          </table:table-cell>
          <table:table-cell office:value-type="string" calcext:value-type="string">
            <text:p>Zjistit, zda nebude možné smazat neexistující úkol</text:p>
          </table:table-cell>
          <table:table-cell office:value-type="string" calcext:value-type="string">
            <text:p>Program zobrazuje hlavní menu:</text:p>
            <text:p/>
            <text:p>Správce úkolů - hlavní jmenu</text:p>
            <text:p>1. Přidat nový úkol      </text:p>
            <text:p>2. Zobrazit všechny úkoly</text:p>
            <text:p>3. Odstranit úkol        </text:p>
            <text:p>4. Konec programu        </text:p>
            <text:p>Vyberte možnost (1 – 4):</text:p>
            <text:p/>
            <text:p>Seznam úkolů obsahuje 2 úkoly</text:p>
          </table:table-cell>
          <table:table-cell office:value-type="string" calcext:value-type="string">
            <text:p>1. Zadání volby “3” v nabídce hlavního menu a stisknutí klávesy Enter;</text:p>
            <text:p>2. Zadání “není” a stisknutí klávesy Enter;</text:p>
            <text:p>3. Kontrola seznamu úkolů vybráním volby “2” z hlavní nabídky</text:p>
          </table:table-cell>
          <table:table-cell office:value-type="string" calcext:value-type="string">
            <text:p>Po vybrání volby “3” se zobrazí: </text:p>
            <text:p/>
            <text:p><text:span text:style-name="T2">Seznam úkolů:</text:span></text:p>
            <text:p><text:span text:style-name="T4">1. úkol 1 - popis úkolu 1</text:span></text:p>
            <text:p><text:span text:style-name="T4">2. úkol 2 - popis úkolu 2</text:span></text:p>
            <text:p><text:span text:style-name="T2">Zadejte číslo úkolu, který chcete odstranit:</text:span></text:p>
            <text:p><text:span text:style-name="T2"/></text:p>
            <text:p><text:span text:style-name="T3">Zadání “není”</text:span>, zobrazí se:</text:p>
            <text:p/>
            <text:p><text:span text:style-name="T2">Úkol není na seznamu.</text:span></text:p>
            <text:p/>
            <text:p>a nabídka hlavního menu.</text:p>
            <text:p/>
            <text:p>Po zadání volby “2” se zobrazí:</text:p>
            <text:p><text:span text:style-name="T2"/></text:p>
            <text:p><text:span text:style-name="T4">Seznam úkolů:</text:span></text:p>
            <text:p><text:span text:style-name="T5">1. úkol 1 - popis úkolu 1</text:span></text:p>
            <text:p><text:span text:style-name="T5">2. úkol 2 - popis úkolu 2</text:span></text:p>
            <text:p/>
            <text:p>a nabídka hlavního menu.</text:p>
            <text:p/>
          </table:table-cell>
          <table:table-cell office:value-type="string" calcext:value-type="string">
            <text:p>Po vybrání volby “3” se zobrazilo: </text:p>
            <text:p/>
            <text:p><text:span text:style-name="T2">Seznam úkolů:</text:span></text:p>
            <text:p><text:span text:style-name="T4">1. úkol 1 - popis úkolu 1</text:span></text:p>
            <text:p><text:span text:style-name="T4">2. úkol 2 - popis úkolu 2</text:span></text:p>
            <text:p><text:span text:style-name="T2">Zadejte číslo úkolu, který chcete odstranit:</text:span></text:p>
            <text:p><text:span text:style-name="T2"/></text:p>
            <text:p><text:span text:style-name="T3">Po zadání “není”</text:span>, se zobrazilo:</text:p>
            <text:p/>
            <text:p><text:span text:style-name="T2">Úkol není na seznamu.</text:span></text:p>
            <text:p/>
            <text:p>a nabídka hlavního menu.</text:p>
            <text:p/>
            <text:p>Po zadání volby “2” se zobrazilo:</text:p>
            <text:p><text:span text:style-name="T2"/></text:p>
            <text:p><text:span text:style-name="T4">Seznam úkolů:</text:span></text:p>
            <text:p><text:span text:style-name="T5">1. úkol 1 - popis úkolu 1</text:span></text:p>
            <text:p><text:span text:style-name="T5">2. úkol 2 - popis úkolu 2</text:span></text:p>
            <text:p/>
            <text:p>a nabídka hlavního menu.</text:p>
            <text:p/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Ověření, zda po zadání libovolného textu nahlásí program chybu a nabídne další volbu</text:p>
          </table:table-cell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6">00/00/0000</text:date>, <text:time style:data-style-name="N2" text:time-value="20:31:29.6582038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1T18:38:17.138019500</meta:creation-date>
    <dc:date>2025-08-16T22:24:58.245003100</dc:date>
    <meta:editing-duration>PT4H43M19S</meta:editing-duration>
    <meta:editing-cycles>27</meta:editing-cycles>
    <meta:generator>LibreOffice/25.2.5.2$Windows_X86_64 LibreOffice_project/03d19516eb2e1dd5d4ccd751a0d6f35f35e08022</meta:generator>
    <meta:document-statistic meta:table-count="1" meta:cell-count="181" meta:object-count="0"/>
  </office:meta>
</office:document-meta>
</file>